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04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MAX([.$B2:.$K2])" style:apply-style-name="Result" style:base-cell-address="relative_sterberaten.B2"/>
    </style:style>
    <style:style style:name="ce2" style:family="table-cell" style:parent-style-name="Default">
      <style:map style:condition="cell-content()=MAX([.$B3:.$K3])" style:apply-style-name="Result" style:base-cell-address="relative_sterberaten.B3"/>
    </style:style>
    <style:style style:name="ce3" style:family="table-cell" style:parent-style-name="Default">
      <style:map style:condition="cell-content()=MAX([.$B4:.$K4])" style:apply-style-name="Result" style:base-cell-address="relative_sterberaten.B4"/>
    </style:style>
    <style:style style:name="ce4" style:family="table-cell" style:parent-style-name="Default">
      <style:map style:condition="cell-content()=MAX([.$B5:.$K5])" style:apply-style-name="Result" style:base-cell-address="relative_sterberaten.B5"/>
    </style:style>
    <style:style style:name="ce5" style:family="table-cell" style:parent-style-name="Default">
      <style:map style:condition="cell-content()=MAX([.$B6:.$K6])" style:apply-style-name="Result" style:base-cell-address="relative_sterberaten.B6"/>
    </style:style>
    <style:style style:name="ce6" style:family="table-cell" style:parent-style-name="Default">
      <style:map style:condition="cell-content()=MAX([.$B7:.$K7])" style:apply-style-name="Result" style:base-cell-address="relative_sterberaten.B7"/>
    </style:style>
    <style:style style:name="ce7" style:family="table-cell" style:parent-style-name="Default">
      <style:map style:condition="cell-content()=MAX([.$B8:.$K8])" style:apply-style-name="Result" style:base-cell-address="relative_sterberaten.B8"/>
    </style:style>
    <style:style style:name="ce8" style:family="table-cell" style:parent-style-name="Default">
      <style:map style:condition="cell-content()=MAX([.$B9:.$K9])" style:apply-style-name="Result" style:base-cell-address="relative_sterberaten.B9"/>
    </style:style>
    <style:style style:name="ce9" style:family="table-cell" style:parent-style-name="Default">
      <style:map style:condition="cell-content()=MAX([.$B10:.$K10])" style:apply-style-name="Result" style:base-cell-address="relative_sterberaten.B10"/>
    </style:style>
    <style:style style:name="ce10" style:family="table-cell" style:parent-style-name="Default">
      <style:map style:condition="cell-content()=MAX([.$B11:.$K11])" style:apply-style-name="Result" style:base-cell-address="relative_sterberaten.B11"/>
    </style:style>
    <style:style style:name="ce11" style:family="table-cell" style:parent-style-name="Default">
      <style:map style:condition="cell-content()=MAX([.$B12:.$K12])" style:apply-style-name="Result" style:base-cell-address="relative_sterberaten.B12"/>
    </style:style>
    <style:style style:name="ce12" style:family="table-cell" style:parent-style-name="Default">
      <style:map style:condition="cell-content()=MAX([.$B13:.$K13])" style:apply-style-name="Result" style:base-cell-address="relative_sterberaten.B13"/>
    </style:style>
    <style:style style:name="ce13" style:family="table-cell" style:parent-style-name="Default">
      <style:map style:condition="cell-content()=MAX([.$B14:.$K14])" style:apply-style-name="Result" style:base-cell-address="relative_sterberaten.B14"/>
    </style:style>
    <style:style style:name="ce14" style:family="table-cell" style:parent-style-name="Default">
      <style:map style:condition="cell-content()=MAX([.$B15:.$K15])" style:apply-style-name="Result" style:base-cell-address="relative_sterberaten.B15"/>
    </style:style>
    <style:style style:name="ce15" style:family="table-cell" style:parent-style-name="Default">
      <style:map style:condition="cell-content()=MAX([.$B16:.$K16])" style:apply-style-name="Result" style:base-cell-address="relative_sterberaten.B16"/>
    </style:style>
    <style:style style:name="ce16" style:family="table-cell" style:parent-style-name="Default">
      <style:map style:condition="cell-content()=MAX([.$B17:.$K17])" style:apply-style-name="Result" style:base-cell-address="relative_sterberaten.B17"/>
    </style:style>
    <style:style style:name="ce17" style:family="table-cell" style:parent-style-name="Default">
      <style:map style:condition="cell-content()=MAX([.$B2:.$K2])" style:apply-style-name="Result" style:base-cell-address="relative_sterberaten.C2"/>
    </style:style>
    <style:style style:name="ce18" style:family="table-cell" style:parent-style-name="Default">
      <style:map style:condition="cell-content()=MAX([.$B3:.$K3])" style:apply-style-name="Result" style:base-cell-address="relative_sterberaten.C3"/>
    </style:style>
    <style:style style:name="ce19" style:family="table-cell" style:parent-style-name="Default">
      <style:map style:condition="cell-content()=MAX([.$B10:.$K10])" style:apply-style-name="Result" style:base-cell-address="relative_sterberaten.F10"/>
    </style:style>
    <style:style style:name="ce20" style:family="table-cell" style:parent-style-name="Default">
      <style:map style:condition="cell-content()=MAX([.$B12:.$K12])" style:apply-style-name="Result" style:base-cell-address="relative_sterberaten.H12"/>
    </style:style>
    <style:style style:name="ce21" style:family="table-cell" style:parent-style-name="Default">
      <style:map style:condition="cell-content()=MAX([.$B13:.$K13])" style:apply-style-name="Result" style:base-cell-address="relative_sterberaten.H13"/>
    </style:style>
    <style:style style:name="ce22" style:family="table-cell" style:parent-style-name="Default">
      <style:map style:condition="cell-content()=MAX([.$B12:.$K12])" style:apply-style-name="Result" style:base-cell-address="relative_sterberaten.K12"/>
    </style:style>
    <style:style style:name="ce23" style:family="table-cell" style:parent-style-name="Default">
      <style:map style:condition="cell-content()=MAX([.$B13:.$K13])" style:apply-style-name="Result" style:base-cell-address="relative_sterberaten.K13"/>
    </style:style>
    <style:style style:name="ce24" style:family="table-cell" style:parent-style-name="Default">
      <style:map style:condition="cell-content()=MAX([.$B14:.$K14])" style:apply-style-name="Result" style:base-cell-address="relative_sterberaten.K14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relative_sterberaten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ce25"/>
        <table:table-row table:style-name="ro1">
          <table:table-cell office:value-type="string" calcext:value-type="string">
            <text:p>age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table:style-name="Default"/>
        </table:table-row>
        <table:table-row table:style-name="ro1">
          <table:table-cell office:value-type="string" calcext:value-type="string">
            <text:p>0-15 </text:p>
          </table:table-cell>
          <table:table-cell table:style-name="ce1" office:value-type="float" office:value="0.000322231524927135" calcext:value-type="float">
            <text:p>0,0003222315</text:p>
          </table:table-cell>
          <table:table-cell table:style-name="ce17" office:value-type="float" office:value="0.000293367591856934" calcext:value-type="float">
            <text:p>0,0002933676</text:p>
          </table:table-cell>
          <table:table-cell table:style-name="ce17" office:value-type="float" office:value="0.00029903207096259" calcext:value-type="float">
            <text:p>0,0002990321</text:p>
          </table:table-cell>
          <table:table-cell table:style-name="ce17" office:value-type="float" office:value="0.000294167266354429" calcext:value-type="float">
            <text:p>0,0002941673</text:p>
          </table:table-cell>
          <table:table-cell table:style-name="ce17" office:value-type="float" office:value="0.000304512369930332" calcext:value-type="float">
            <text:p>0,0003045124</text:p>
          </table:table-cell>
          <table:table-cell table:style-name="ce17" office:value-type="float" office:value="0.000331637545127967" calcext:value-type="float">
            <text:p>0,0003316375</text:p>
          </table:table-cell>
          <table:table-cell table:style-name="ce17" office:value-type="float" office:value="0.00031234580220748" calcext:value-type="float">
            <text:p>0,0003123458</text:p>
          </table:table-cell>
          <table:table-cell office:value-type="float" office:value="0.000314975896454268" calcext:value-type="float">
            <text:p>0,0003149759</text:p>
          </table:table-cell>
          <table:table-cell table:style-name="ce17" office:value-type="float" office:value="0.000309274499513019" calcext:value-type="float">
            <text:p>0,0003092745</text:p>
          </table:table-cell>
          <table:table-cell table:style-name="ce17" office:value-type="float" office:value="0.000286498557660182" calcext:value-type="float">
            <text:p>0,0002864986</text:p>
          </table:table-cell>
          <table:table-cell table:formula="of:=RANK([.K2];[.B2:.K2]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-30 </text:p>
          </table:table-cell>
          <table:table-cell table:style-name="ce2" office:value-type="float" office:value="0.000376073580793267" calcext:value-type="float">
            <text:p>0,0003760736</text:p>
          </table:table-cell>
          <table:table-cell table:style-name="ce18" office:value-type="float" office:value="0.000349165402090159" calcext:value-type="float">
            <text:p>0,0003491654</text:p>
          </table:table-cell>
          <table:table-cell table:style-name="ce18" office:value-type="float" office:value="0.00033494297238418" calcext:value-type="float">
            <text:p>0,000334943</text:p>
          </table:table-cell>
          <table:table-cell table:style-name="ce18" office:value-type="float" office:value="0.000319776205612762" calcext:value-type="float">
            <text:p>0,0003197762</text:p>
          </table:table-cell>
          <table:table-cell table:style-name="ce18" office:value-type="float" office:value="0.000332166660369325" calcext:value-type="float">
            <text:p>0,0003321667</text:p>
          </table:table-cell>
          <table:table-cell table:style-name="ce18" office:value-type="float" office:value="0.000313323974456407" calcext:value-type="float">
            <text:p>0,000313324</text:p>
          </table:table-cell>
          <table:table-cell table:style-name="ce18" office:value-type="float" office:value="0.000296995531021398" calcext:value-type="float">
            <text:p>0,0002969955</text:p>
          </table:table-cell>
          <table:table-cell table:style-name="ce18" office:value-type="float" office:value="0.000299136497863367" calcext:value-type="float">
            <text:p>0,0002991365</text:p>
          </table:table-cell>
          <table:table-cell table:style-name="ce18" office:value-type="float" office:value="0.000282158908783655" calcext:value-type="float">
            <text:p>0,0002821589</text:p>
          </table:table-cell>
          <table:table-cell table:style-name="ce18" office:value-type="float" office:value="0.000273492746821762" calcext:value-type="float">
            <text:p>0,0002734927</text:p>
          </table:table-cell>
          <table:table-cell table:formula="of:=RANK([.K3];[.B3:.K3]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0-35 </text:p>
          </table:table-cell>
          <table:table-cell table:style-name="ce3" office:value-type="float" office:value="0.000545125319252601" calcext:value-type="float">
            <text:p>0,0005451253</text:p>
          </table:table-cell>
          <table:table-cell table:style-name="ce3" office:value-type="float" office:value="0.000509015499667755" calcext:value-type="float">
            <text:p>0,0005090155</text:p>
          </table:table-cell>
          <table:table-cell table:style-name="ce3" office:value-type="float" office:value="0.000534956689103293" calcext:value-type="float">
            <text:p>0,0005349567</text:p>
          </table:table-cell>
          <table:table-cell table:style-name="ce3" office:value-type="float" office:value="0.000519967194685592" calcext:value-type="float">
            <text:p>0,0005199672</text:p>
          </table:table-cell>
          <table:table-cell table:style-name="ce3" office:value-type="float" office:value="0.000554959419836505" calcext:value-type="float">
            <text:p>0,0005549594</text:p>
          </table:table-cell>
          <table:table-cell table:style-name="ce3" office:value-type="float" office:value="0.000530368597272984" calcext:value-type="float">
            <text:p>0,0005303686</text:p>
          </table:table-cell>
          <table:table-cell table:style-name="ce3" office:value-type="float" office:value="0.000533161547752448" calcext:value-type="float">
            <text:p>0,0005331615</text:p>
          </table:table-cell>
          <table:table-cell table:style-name="ce3" office:value-type="float" office:value="0.000515868986883782" calcext:value-type="float">
            <text:p>0,000515869</text:p>
          </table:table-cell>
          <table:table-cell table:style-name="ce3" office:value-type="float" office:value="0.000514954392824799" calcext:value-type="float">
            <text:p>0,0005149544</text:p>
          </table:table-cell>
          <table:table-cell table:style-name="ce3" office:value-type="float" office:value="0.000510921085585472" calcext:value-type="float">
            <text:p>0,0005109211</text:p>
          </table:table-cell>
          <table:table-cell table:formula="of:=RANK([.K4];[.B4:.K4];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5-40 </text:p>
          </table:table-cell>
          <table:table-cell table:style-name="ce4" office:value-type="float" office:value="0.000744948864193356" calcext:value-type="float">
            <text:p>0,0007449489</text:p>
          </table:table-cell>
          <table:table-cell table:style-name="ce4" office:value-type="float" office:value="0.00069541847520075" calcext:value-type="float">
            <text:p>0,0006954185</text:p>
          </table:table-cell>
          <table:table-cell table:style-name="ce4" office:value-type="float" office:value="0.000715202613297493" calcext:value-type="float">
            <text:p>0,0007152026</text:p>
          </table:table-cell>
          <table:table-cell table:style-name="ce4" office:value-type="float" office:value="0.000697850708656979" calcext:value-type="float">
            <text:p>0,0006978507</text:p>
          </table:table-cell>
          <table:table-cell table:style-name="ce4" office:value-type="float" office:value="0.000719178042994725" calcext:value-type="float">
            <text:p>0,000719178</text:p>
          </table:table-cell>
          <table:table-cell table:style-name="ce4" office:value-type="float" office:value="0.000733336960123443" calcext:value-type="float">
            <text:p>0,000733337</text:p>
          </table:table-cell>
          <table:table-cell table:style-name="ce4" office:value-type="float" office:value="0.000737346895380459" calcext:value-type="float">
            <text:p>0,0007373469</text:p>
          </table:table-cell>
          <table:table-cell table:style-name="ce4" office:value-type="float" office:value="0.00074983914551594" calcext:value-type="float">
            <text:p>0,0007498391</text:p>
          </table:table-cell>
          <table:table-cell table:style-name="ce4" office:value-type="float" office:value="0.000761976158491041" calcext:value-type="float">
            <text:p>0,0007619762</text:p>
          </table:table-cell>
          <table:table-cell table:style-name="ce4" office:value-type="float" office:value="0.000795661336744452" calcext:value-type="float">
            <text:p>0,0007956613</text:p>
          </table:table-cell>
          <table:table-cell table:formula="of:=RANK([.K5];[.B5:.K5];1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0-45 </text:p>
          </table:table-cell>
          <table:table-cell table:style-name="ce5" office:value-type="float" office:value="0.00127396998653019" calcext:value-type="float">
            <text:p>0,00127397</text:p>
          </table:table-cell>
          <table:table-cell table:style-name="ce5" office:value-type="float" office:value="0.00118639206851185" calcext:value-type="float">
            <text:p>0,0011863921</text:p>
          </table:table-cell>
          <table:table-cell table:style-name="ce5" office:value-type="float" office:value="0.00110017900321052" calcext:value-type="float">
            <text:p>0,001100179</text:p>
          </table:table-cell>
          <table:table-cell table:style-name="ce5" office:value-type="float" office:value="0.00101249215617159" calcext:value-type="float">
            <text:p>0,0010124922</text:p>
          </table:table-cell>
          <table:table-cell table:style-name="ce5" office:value-type="float" office:value="0.000992851202036692" calcext:value-type="float">
            <text:p>0,0009928512</text:p>
          </table:table-cell>
          <table:table-cell table:style-name="ce5" office:value-type="float" office:value="0.000960915720568837" calcext:value-type="float">
            <text:p>0,0009609157</text:p>
          </table:table-cell>
          <table:table-cell table:style-name="ce5" office:value-type="float" office:value="0.00088194760386462" calcext:value-type="float">
            <text:p>0,0008819476</text:p>
          </table:table-cell>
          <table:table-cell table:style-name="ce5" office:value-type="float" office:value="0.000928351770175783" calcext:value-type="float">
            <text:p>0,0009283518</text:p>
          </table:table-cell>
          <table:table-cell table:style-name="ce5" office:value-type="float" office:value="0.00092001988664881" calcext:value-type="float">
            <text:p>0,0009200199</text:p>
          </table:table-cell>
          <table:table-cell table:style-name="ce5" office:value-type="float" office:value="0.000990276484270356" calcext:value-type="float">
            <text:p>0,0009902765</text:p>
          </table:table-cell>
          <table:table-cell table:formula="of:=RANK([.K6];[.B6:.K6];1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5-50 </text:p>
          </table:table-cell>
          <table:table-cell table:style-name="ce6" office:value-type="float" office:value="0.0024655518788132" calcext:value-type="float">
            <text:p>0,0024655519</text:p>
          </table:table-cell>
          <table:table-cell table:style-name="ce6" office:value-type="float" office:value="0.00238580022229385" calcext:value-type="float">
            <text:p>0,0023858002</text:p>
          </table:table-cell>
          <table:table-cell table:style-name="ce6" office:value-type="float" office:value="0.00235025759752065" calcext:value-type="float">
            <text:p>0,0023502576</text:p>
          </table:table-cell>
          <table:table-cell table:style-name="ce6" office:value-type="float" office:value="0.00221851314527536" calcext:value-type="float">
            <text:p>0,0022185131</text:p>
          </table:table-cell>
          <table:table-cell table:style-name="ce6" office:value-type="float" office:value="0.00218858158278974" calcext:value-type="float">
            <text:p>0,0021885816</text:p>
          </table:table-cell>
          <table:table-cell table:style-name="ce6" office:value-type="float" office:value="0.00210034603258525" calcext:value-type="float">
            <text:p>0,002100346</text:p>
          </table:table-cell>
          <table:table-cell table:style-name="ce6" office:value-type="float" office:value="0.00195044189699229" calcext:value-type="float">
            <text:p>0,0019504419</text:p>
          </table:table-cell>
          <table:table-cell table:style-name="ce6" office:value-type="float" office:value="0.00185101326449327" calcext:value-type="float">
            <text:p>0,0018510133</text:p>
          </table:table-cell>
          <table:table-cell table:style-name="ce6" office:value-type="float" office:value="0.00171646764500808" calcext:value-type="float">
            <text:p>0,0017164676</text:p>
          </table:table-cell>
          <table:table-cell table:style-name="ce6" office:value-type="float" office:value="0.00165576555413858" calcext:value-type="float">
            <text:p>0,0016557656</text:p>
          </table:table-cell>
          <table:table-cell table:formula="of:=RANK([.K7];[.B7:.K7]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-55 </text:p>
          </table:table-cell>
          <table:table-cell table:style-name="ce7" office:value-type="float" office:value="0.00384883836393594" calcext:value-type="float">
            <text:p>0,0038488384</text:p>
          </table:table-cell>
          <table:table-cell table:style-name="ce7" office:value-type="float" office:value="0.00382126552745657" calcext:value-type="float">
            <text:p>0,0038212655</text:p>
          </table:table-cell>
          <table:table-cell table:style-name="ce7" office:value-type="float" office:value="0.003941325455636" calcext:value-type="float">
            <text:p>0,0039413255</text:p>
          </table:table-cell>
          <table:table-cell table:style-name="ce7" office:value-type="float" office:value="0.00389852540697623" calcext:value-type="float">
            <text:p>0,0038985254</text:p>
          </table:table-cell>
          <table:table-cell table:style-name="ce7" office:value-type="float" office:value="0.00395198194228414" calcext:value-type="float">
            <text:p>0,0039519819</text:p>
          </table:table-cell>
          <table:table-cell table:style-name="ce7" office:value-type="float" office:value="0.00387363488932651" calcext:value-type="float">
            <text:p>0,0038736349</text:p>
          </table:table-cell>
          <table:table-cell table:style-name="ce7" office:value-type="float" office:value="0.0037976524410294" calcext:value-type="float">
            <text:p>0,0037976524</text:p>
          </table:table-cell>
          <table:table-cell table:style-name="ce7" office:value-type="float" office:value="0.00379139733217274" calcext:value-type="float">
            <text:p>0,0037913973</text:p>
          </table:table-cell>
          <table:table-cell table:style-name="ce7" office:value-type="float" office:value="0.00362506455797319" calcext:value-type="float">
            <text:p>0,0036250646</text:p>
          </table:table-cell>
          <table:table-cell table:style-name="ce7" office:value-type="float" office:value="0.00355058696597989" calcext:value-type="float">
            <text:p>0,003550587</text:p>
          </table:table-cell>
          <table:table-cell table:formula="of:=RANK([.K8];[.B8:.K8]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5-60 </text:p>
          </table:table-cell>
          <table:table-cell table:style-name="ce8" office:value-type="float" office:value="0.00531130718088378" calcext:value-type="float">
            <text:p>0,0053113072</text:p>
          </table:table-cell>
          <table:table-cell table:style-name="ce8" office:value-type="float" office:value="0.00525287421476147" calcext:value-type="float">
            <text:p>0,0052528742</text:p>
          </table:table-cell>
          <table:table-cell table:style-name="ce8" office:value-type="float" office:value="0.00546293552908236" calcext:value-type="float">
            <text:p>0,0054629355</text:p>
          </table:table-cell>
          <table:table-cell table:style-name="ce8" office:value-type="float" office:value="0.00541035770051186" calcext:value-type="float">
            <text:p>0,0054103577</text:p>
          </table:table-cell>
          <table:table-cell table:style-name="ce8" office:value-type="float" office:value="0.00570281456504389" calcext:value-type="float">
            <text:p>0,0057028146</text:p>
          </table:table-cell>
          <table:table-cell table:style-name="ce8" office:value-type="float" office:value="0.00581819235778869" calcext:value-type="float">
            <text:p>0,0058181924</text:p>
          </table:table-cell>
          <table:table-cell table:style-name="ce8" office:value-type="float" office:value="0.00582095376558973" calcext:value-type="float">
            <text:p>0,0058209538</text:p>
          </table:table-cell>
          <table:table-cell table:style-name="ce8" office:value-type="float" office:value="0.00610064516431362" calcext:value-type="float">
            <text:p>0,0061006452</text:p>
          </table:table-cell>
          <table:table-cell table:style-name="ce8" office:value-type="float" office:value="0.0060181319245885" calcext:value-type="float">
            <text:p>0,0060181319</text:p>
          </table:table-cell>
          <table:table-cell table:style-name="ce8" office:value-type="float" office:value="0.00623205102482151" calcext:value-type="float">
            <text:p>0,006232051</text:p>
          </table:table-cell>
          <table:table-cell table:formula="of:=RANK([.K9];[.B9:.K9];1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60-65 </text:p>
          </table:table-cell>
          <table:table-cell table:style-name="ce9" office:value-type="float" office:value="0.0100669760798051" calcext:value-type="float">
            <text:p>0,0100669761</text:p>
          </table:table-cell>
          <table:table-cell table:style-name="ce9" office:value-type="float" office:value="0.0102001031127151" calcext:value-type="float">
            <text:p>0,0102001031</text:p>
          </table:table-cell>
          <table:table-cell table:style-name="ce9" office:value-type="float" office:value="0.0104913146848374" calcext:value-type="float">
            <text:p>0,0104913147</text:p>
          </table:table-cell>
          <table:table-cell table:style-name="ce9" office:value-type="float" office:value="0.0103651442387832" calcext:value-type="float">
            <text:p>0,0103651442</text:p>
          </table:table-cell>
          <table:table-cell table:style-name="ce19" office:value-type="float" office:value="0.0107484198952897" calcext:value-type="float">
            <text:p>0,0107484199</text:p>
          </table:table-cell>
          <table:table-cell table:style-name="ce19" office:value-type="float" office:value="0.0106042469987941" calcext:value-type="float">
            <text:p>0,010604247</text:p>
          </table:table-cell>
          <table:table-cell table:style-name="ce19" office:value-type="float" office:value="0.0106369554856985" calcext:value-type="float">
            <text:p>0,0106369555</text:p>
          </table:table-cell>
          <table:table-cell table:style-name="ce19" office:value-type="float" office:value="0.0110258089406805" calcext:value-type="float">
            <text:p>0,0110258089</text:p>
          </table:table-cell>
          <table:table-cell table:style-name="ce19" office:value-type="float" office:value="0.0108467935271451" calcext:value-type="float">
            <text:p>0,0108467935</text:p>
          </table:table-cell>
          <table:table-cell table:style-name="ce19" office:value-type="float" office:value="0.0111917702853453" calcext:value-type="float">
            <text:p>0,0111917703</text:p>
          </table:table-cell>
          <table:table-cell table:formula="of:=RANK([.K10];[.B10:.K10];1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65-70 </text:p>
          </table:table-cell>
          <table:table-cell table:style-name="ce10" office:value-type="float" office:value="0.0131833998123015" calcext:value-type="float">
            <text:p>0,0131833998</text:p>
          </table:table-cell>
          <table:table-cell table:style-name="ce10" office:value-type="float" office:value="0.0123129931227502" calcext:value-type="float">
            <text:p>0,0123129931</text:p>
          </table:table-cell>
          <table:table-cell table:style-name="ce10" office:value-type="float" office:value="0.0123223406554654" calcext:value-type="float">
            <text:p>0,0123223407</text:p>
          </table:table-cell>
          <table:table-cell table:style-name="ce10" office:value-type="float" office:value="0.0117267009429074" calcext:value-type="float">
            <text:p>0,0117267009</text:p>
          </table:table-cell>
          <table:table-cell table:style-name="ce10" office:value-type="float" office:value="0.0127510045979214" calcext:value-type="float">
            <text:p>0,0127510046</text:p>
          </table:table-cell>
          <table:table-cell table:style-name="ce10" office:value-type="float" office:value="0.0135872587234913" calcext:value-type="float">
            <text:p>0,0135872587</text:p>
          </table:table-cell>
          <table:table-cell table:style-name="ce10" office:value-type="float" office:value="0.0139912398066274" calcext:value-type="float">
            <text:p>0,0139912398</text:p>
          </table:table-cell>
          <table:table-cell table:style-name="ce10" office:value-type="float" office:value="0.0146005690352751" calcext:value-type="float">
            <text:p>0,014600569</text:p>
          </table:table-cell>
          <table:table-cell table:style-name="ce10" office:value-type="float" office:value="0.0145102390067008" calcext:value-type="float">
            <text:p>0,014510239</text:p>
          </table:table-cell>
          <table:table-cell table:style-name="ce10" office:value-type="float" office:value="0.0148364992247432" calcext:value-type="float">
            <text:p>0,0148364992</text:p>
          </table:table-cell>
          <table:table-cell table:formula="of:=RANK([.K11];[.B11:.K11];1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0-75 </text:p>
          </table:table-cell>
          <table:table-cell table:style-name="ce11" office:value-type="float" office:value="0.023159264655423" calcext:value-type="float">
            <text:p>0,0231592647</text:p>
          </table:table-cell>
          <table:table-cell table:style-name="ce11" office:value-type="float" office:value="0.0227218534510537" calcext:value-type="float">
            <text:p>0,0227218535</text:p>
          </table:table-cell>
          <table:table-cell table:style-name="ce11" office:value-type="float" office:value="0.0221980047095226" calcext:value-type="float">
            <text:p>0,0221980047</text:p>
          </table:table-cell>
          <table:table-cell table:style-name="ce11" office:value-type="float" office:value="0.0205234783208145" calcext:value-type="float">
            <text:p>0,0205234783</text:p>
          </table:table-cell>
          <table:table-cell table:style-name="ce11" office:value-type="float" office:value="0.0197677031002759" calcext:value-type="float">
            <text:p>0,0197677031</text:p>
          </table:table-cell>
          <table:table-cell table:style-name="ce11" office:value-type="float" office:value="0.0175318889074084" calcext:value-type="float">
            <text:p>0,0175318889</text:p>
          </table:table-cell>
          <table:table-cell table:style-name="ce20" office:value-type="float" office:value="0.0168590759525482" calcext:value-type="float">
            <text:p>0,016859076</text:p>
          </table:table-cell>
          <table:table-cell table:style-name="ce11" office:value-type="float" office:value="0.0167746440194037" calcext:value-type="float">
            <text:p>0,016774644</text:p>
          </table:table-cell>
          <table:table-cell table:style-name="ce11" office:value-type="float" office:value="0.0163678792166146" calcext:value-type="float">
            <text:p>0,0163678792</text:p>
          </table:table-cell>
          <table:table-cell table:style-name="ce22" office:value-type="float" office:value="0.0172999578755181" calcext:value-type="float">
            <text:p>0,0172999579</text:p>
          </table:table-cell>
          <table:table-cell table:formula="of:=RANK([.K12];[.B12:.K12];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75-80 </text:p>
          </table:table-cell>
          <table:table-cell table:style-name="ce12" office:value-type="float" office:value="0.0272944564871026" calcext:value-type="float">
            <text:p>0,0272944565</text:p>
          </table:table-cell>
          <table:table-cell table:style-name="ce12" office:value-type="float" office:value="0.0278837035877701" calcext:value-type="float">
            <text:p>0,0278837036</text:p>
          </table:table-cell>
          <table:table-cell table:style-name="ce12" office:value-type="float" office:value="0.0295141456311784" calcext:value-type="float">
            <text:p>0,0295141456</text:p>
          </table:table-cell>
          <table:table-cell table:style-name="ce12" office:value-type="float" office:value="0.0296097899181744" calcext:value-type="float">
            <text:p>0,0296097899</text:p>
          </table:table-cell>
          <table:table-cell table:style-name="ce12" office:value-type="float" office:value="0.0315005358399476" calcext:value-type="float">
            <text:p>0,0315005358</text:p>
          </table:table-cell>
          <table:table-cell table:style-name="ce12" office:value-type="float" office:value="0.0310077693101743" calcext:value-type="float">
            <text:p>0,0310077693</text:p>
          </table:table-cell>
          <table:table-cell table:style-name="ce21" office:value-type="float" office:value="0.0310541734537915" calcext:value-type="float">
            <text:p>0,0310541735</text:p>
          </table:table-cell>
          <table:table-cell table:style-name="ce12" office:value-type="float" office:value="0.0305308883421149" calcext:value-type="float">
            <text:p>0,0305308883</text:p>
          </table:table-cell>
          <table:table-cell table:style-name="ce12" office:value-type="float" office:value="0.0285900707956741" calcext:value-type="float">
            <text:p>0,0285900708</text:p>
          </table:table-cell>
          <table:table-cell table:style-name="ce23" office:value-type="float" office:value="0.0270733665029888" calcext:value-type="float">
            <text:p>0,0270733665</text:p>
          </table:table-cell>
          <table:table-cell table:formula="of:=RANK([.K13];[.B13:.K13]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0-85 </text:p>
          </table:table-cell>
          <table:table-cell table:style-name="ce13" office:value-type="float" office:value="0.142400374547328" calcext:value-type="float">
            <text:p>0,1424003745</text:p>
          </table:table-cell>
          <table:table-cell table:style-name="ce13" office:value-type="float" office:value="0.14246482796029" calcext:value-type="float">
            <text:p>0,142464828</text:p>
          </table:table-cell>
          <table:table-cell table:style-name="ce13" office:value-type="float" office:value="0.141134832150321" calcext:value-type="float">
            <text:p>0,1411348322</text:p>
          </table:table-cell>
          <table:table-cell table:style-name="ce13" office:value-type="float" office:value="0.127846808269992" calcext:value-type="float">
            <text:p>0,1278468083</text:p>
          </table:table-cell>
          <table:table-cell table:style-name="ce13" office:value-type="float" office:value="0.132410607583247" calcext:value-type="float">
            <text:p>0,1324106076</text:p>
          </table:table-cell>
          <table:table-cell table:style-name="ce13" office:value-type="float" office:value="0.126189107071852" calcext:value-type="float">
            <text:p>0,1261891071</text:p>
          </table:table-cell>
          <table:table-cell table:style-name="ce13" office:value-type="float" office:value="0.128758718743983" calcext:value-type="float">
            <text:p>0,1287587187</text:p>
          </table:table-cell>
          <table:table-cell table:style-name="ce13" office:value-type="float" office:value="0.131485392837429" calcext:value-type="float">
            <text:p>0,1314853928</text:p>
          </table:table-cell>
          <table:table-cell table:style-name="ce13" office:value-type="float" office:value="0.128130520976245" calcext:value-type="float">
            <text:p>0,128130521</text:p>
          </table:table-cell>
          <table:table-cell table:style-name="ce24" office:value-type="float" office:value="0.131339430615678" calcext:value-type="float">
            <text:p>0,1313394306</text:p>
          </table:table-cell>
          <table:table-cell table:formula="of:=RANK([.K14];[.B14:.K14];1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85-90 </text:p>
          </table:table-cell>
          <table:table-cell table:style-name="ce14" office:value-type="float" office:value="0.149128876621252" calcext:value-type="float">
            <text:p>0,1491288766</text:p>
          </table:table-cell>
          <table:table-cell table:style-name="ce14" office:value-type="float" office:value="0.149308878496759" calcext:value-type="float">
            <text:p>0,1493088785</text:p>
          </table:table-cell>
          <table:table-cell table:style-name="ce14" office:value-type="float" office:value="0.153862952934137" calcext:value-type="float">
            <text:p>0,1538629529</text:p>
          </table:table-cell>
          <table:table-cell table:style-name="ce14" office:value-type="float" office:value="0.143947279593817" calcext:value-type="float">
            <text:p>0,1439472796</text:p>
          </table:table-cell>
          <table:table-cell table:style-name="ce14" office:value-type="float" office:value="0.149388546363192" calcext:value-type="float">
            <text:p>0,1493885464</text:p>
          </table:table-cell>
          <table:table-cell table:style-name="ce14" office:value-type="float" office:value="0.138516220083175" calcext:value-type="float">
            <text:p>0,1385162201</text:p>
          </table:table-cell>
          <table:table-cell table:style-name="ce14" office:value-type="float" office:value="0.135457455293896" calcext:value-type="float">
            <text:p>0,1354574553</text:p>
          </table:table-cell>
          <table:table-cell table:style-name="ce14" office:value-type="float" office:value="0.1295356750907" calcext:value-type="float">
            <text:p>0,1295356751</text:p>
          </table:table-cell>
          <table:table-cell table:style-name="ce14" office:value-type="float" office:value="0.119293957674112" calcext:value-type="float">
            <text:p>0,1192939577</text:p>
          </table:table-cell>
          <table:table-cell table:style-name="ce14" office:value-type="float" office:value="0.123806598716119" calcext:value-type="float">
            <text:p>0,1238065987</text:p>
          </table:table-cell>
          <table:table-cell table:formula="of:=RANK([.K15];[.B15:.K15];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90-95 </text:p>
          </table:table-cell>
          <table:table-cell table:style-name="ce15" office:value-type="float" office:value="0.0830453405334667" calcext:value-type="float">
            <text:p>0,0830453405</text:p>
          </table:table-cell>
          <table:table-cell table:style-name="ce15" office:value-type="float" office:value="0.0959002281272845" calcext:value-type="float">
            <text:p>0,0959002281</text:p>
          </table:table-cell>
          <table:table-cell table:style-name="ce15" office:value-type="float" office:value="0.106491576079648" calcext:value-type="float">
            <text:p>0,1064915761</text:p>
          </table:table-cell>
          <table:table-cell table:style-name="ce15" office:value-type="float" office:value="0.103714215529475" calcext:value-type="float">
            <text:p>0,1037142155</text:p>
          </table:table-cell>
          <table:table-cell table:style-name="ce15" office:value-type="float" office:value="0.10787267776631" calcext:value-type="float">
            <text:p>0,1078726778</text:p>
          </table:table-cell>
          <table:table-cell table:style-name="ce15" office:value-type="float" office:value="0.0986217755045415" calcext:value-type="float">
            <text:p>0,0986217755</text:p>
          </table:table-cell>
          <table:table-cell table:style-name="ce15" office:value-type="float" office:value="0.0995660266902054" calcext:value-type="float">
            <text:p>0,0995660267</text:p>
          </table:table-cell>
          <table:table-cell table:style-name="ce15" office:value-type="float" office:value="0.098208473570069" calcext:value-type="float">
            <text:p>0,0982084736</text:p>
          </table:table-cell>
          <table:table-cell table:style-name="ce15" office:value-type="float" office:value="0.0926924629863425" calcext:value-type="float">
            <text:p>0,092692463</text:p>
          </table:table-cell>
          <table:table-cell table:style-name="ce15" office:value-type="float" office:value="0.0952114522574409" calcext:value-type="float">
            <text:p>0,0952114523</text:p>
          </table:table-cell>
          <table:table-cell table:formula="of:=RANK([.K16];[.B16:.K16];1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95 u. mehr </text:p>
          </table:table-cell>
          <table:table-cell table:style-name="ce16" office:value-type="float" office:value="0.0393128779727674" calcext:value-type="float">
            <text:p>0,039312878</text:p>
          </table:table-cell>
          <table:table-cell table:style-name="ce16" office:value-type="float" office:value="0.0358157036572119" calcext:value-type="float">
            <text:p>0,0358157037</text:p>
          </table:table-cell>
          <table:table-cell table:style-name="ce16" office:value-type="float" office:value="0.0328223730267677" calcext:value-type="float">
            <text:p>0,032822373</text:p>
          </table:table-cell>
          <table:table-cell table:style-name="ce16" office:value-type="float" office:value="0.0288388242050854" calcext:value-type="float">
            <text:p>0,0288388242</text:p>
          </table:table-cell>
          <table:table-cell table:style-name="ce16" office:value-type="float" office:value="0.0341590809215896" calcext:value-type="float">
            <text:p>0,0341590809</text:p>
          </table:table-cell>
          <table:table-cell table:style-name="ce16" office:value-type="float" office:value="0.0354716165514161" calcext:value-type="float">
            <text:p>0,0354716166</text:p>
          </table:table-cell>
          <table:table-cell table:style-name="ce16" office:value-type="float" office:value="0.0390251454431286" calcext:value-type="float">
            <text:p>0,0390251454</text:p>
          </table:table-cell>
          <table:table-cell table:style-name="ce16" office:value-type="float" office:value="0.0398953197129154" calcext:value-type="float">
            <text:p>0,0398953197</text:p>
          </table:table-cell>
          <table:table-cell table:style-name="ce16" office:value-type="float" office:value="0.0375941148238796" calcext:value-type="float">
            <text:p>0,0375941148</text:p>
          </table:table-cell>
          <table:table-cell table:style-name="ce16" office:value-type="float" office:value="0.0391568349147667" calcext:value-type="float">
            <text:p>0,0391568349</text:p>
          </table:table-cell>
          <table:table-cell table:formula="of:=RANK([.K17];[.B17:.K17];1)" office:value-type="float" office:value="8" calcext:value-type="float">
            <text:p>8</text:p>
          </table:table-cell>
        </table:table-row>
        <table:table-row table:style-name="ro1">
          <table:table-cell table:number-columns-repeated="11"/>
          <table:table-cell table:formula="of:=AVERAGE([.L2:.L17])" office:value-type="float" office:value="4.625" calcext:value-type="float">
            <text:p>4,625</text:p>
          </table:table-cell>
        </table:table-row>
        <calcext:conditional-formats>
          <calcext:conditional-format calcext:target-range-address="relative_sterberaten.C3:relative_sterberaten.K3">
            <calcext:condition calcext:apply-style-name="Result" calcext:value="=MAX([.$B3:.$K3])" calcext:base-cell-address="relative_sterberaten.C3"/>
          </calcext:conditional-format>
          <calcext:conditional-format calcext:target-range-address="relative_sterberaten.B4:relative_sterberaten.K4">
            <calcext:condition calcext:apply-style-name="Result" calcext:value="=MAX([.$B4:.$K4])" calcext:base-cell-address="relative_sterberaten.B4"/>
          </calcext:conditional-format>
          <calcext:conditional-format calcext:target-range-address="relative_sterberaten.B5:relative_sterberaten.K5">
            <calcext:condition calcext:apply-style-name="Result" calcext:value="=MAX([.$B5:.$K5])" calcext:base-cell-address="relative_sterberaten.B5"/>
          </calcext:conditional-format>
          <calcext:conditional-format calcext:target-range-address="relative_sterberaten.B6:relative_sterberaten.K6">
            <calcext:condition calcext:apply-style-name="Result" calcext:value="=MAX([.$B6:.$K6])" calcext:base-cell-address="relative_sterberaten.B6"/>
          </calcext:conditional-format>
          <calcext:conditional-format calcext:target-range-address="relative_sterberaten.B7:relative_sterberaten.K7">
            <calcext:condition calcext:apply-style-name="Result" calcext:value="=MAX([.$B7:.$K7])" calcext:base-cell-address="relative_sterberaten.B7"/>
          </calcext:conditional-format>
          <calcext:conditional-format calcext:target-range-address="relative_sterberaten.B8:relative_sterberaten.K8">
            <calcext:condition calcext:apply-style-name="Result" calcext:value="=MAX([.$B8:.$K8])" calcext:base-cell-address="relative_sterberaten.B8"/>
          </calcext:conditional-format>
          <calcext:conditional-format calcext:target-range-address="relative_sterberaten.B9:relative_sterberaten.K9">
            <calcext:condition calcext:apply-style-name="Result" calcext:value="=MAX([.$B9:.$K9])" calcext:base-cell-address="relative_sterberaten.B9"/>
          </calcext:conditional-format>
          <calcext:conditional-format calcext:target-range-address="relative_sterberaten.B10:relative_sterberaten.E10">
            <calcext:condition calcext:apply-style-name="Result" calcext:value="=MAX([.$B10:.$K10])" calcext:base-cell-address="relative_sterberaten.B10"/>
          </calcext:conditional-format>
          <calcext:conditional-format calcext:target-range-address="relative_sterberaten.B11:relative_sterberaten.K11">
            <calcext:condition calcext:apply-style-name="Result" calcext:value="=MAX([.$B11:.$K11])" calcext:base-cell-address="relative_sterberaten.B11"/>
          </calcext:conditional-format>
          <calcext:conditional-format calcext:target-range-address="relative_sterberaten.I12:relative_sterberaten.J12 relative_sterberaten.B12:relative_sterberaten.G12">
            <calcext:condition calcext:apply-style-name="Result" calcext:value="=MAX([.$B12:.$K12])" calcext:base-cell-address="relative_sterberaten.B12"/>
          </calcext:conditional-format>
          <calcext:conditional-format calcext:target-range-address="relative_sterberaten.I13:relative_sterberaten.J13 relative_sterberaten.B13:relative_sterberaten.G13">
            <calcext:condition calcext:apply-style-name="Result" calcext:value="=MAX([.$B13:.$K13])" calcext:base-cell-address="relative_sterberaten.B13"/>
          </calcext:conditional-format>
          <calcext:conditional-format calcext:target-range-address="relative_sterberaten.B14:relative_sterberaten.J14">
            <calcext:condition calcext:apply-style-name="Result" calcext:value="=MAX([.$B14:.$K14])" calcext:base-cell-address="relative_sterberaten.B14"/>
          </calcext:conditional-format>
          <calcext:conditional-format calcext:target-range-address="relative_sterberaten.B15:relative_sterberaten.K15">
            <calcext:condition calcext:apply-style-name="Result" calcext:value="=MAX([.$B15:.$K15])" calcext:base-cell-address="relative_sterberaten.B15"/>
          </calcext:conditional-format>
          <calcext:conditional-format calcext:target-range-address="relative_sterberaten.B16:relative_sterberaten.K16">
            <calcext:condition calcext:apply-style-name="Result" calcext:value="=MAX([.$B16:.$K16])" calcext:base-cell-address="relative_sterberaten.B16"/>
          </calcext:conditional-format>
          <calcext:conditional-format calcext:target-range-address="relative_sterberaten.B17:relative_sterberaten.K17">
            <calcext:condition calcext:apply-style-name="Result" calcext:value="=MAX([.$B17:.$K17])" calcext:base-cell-address="relative_sterberaten.B17"/>
          </calcext:conditional-format>
          <calcext:conditional-format calcext:target-range-address="relative_sterberaten.F10:relative_sterberaten.K10">
            <calcext:condition calcext:apply-style-name="Result" calcext:value="=MAX([.$B10:.$K10])" calcext:base-cell-address="relative_sterberaten.F10"/>
          </calcext:conditional-format>
          <calcext:conditional-format calcext:target-range-address="relative_sterberaten.J2:relative_sterberaten.K2 relative_sterberaten.C2:relative_sterberaten.H2">
            <calcext:condition calcext:apply-style-name="Result" calcext:value="=MAX([.$B2:.$K2])" calcext:base-cell-address="relative_sterberaten.C2"/>
          </calcext:conditional-format>
          <calcext:conditional-format calcext:target-range-address="relative_sterberaten.H12:relative_sterberaten.H12">
            <calcext:condition calcext:apply-style-name="Result" calcext:value="=MAX([.$B12:.$K12])" calcext:base-cell-address="relative_sterberaten.H12"/>
          </calcext:conditional-format>
          <calcext:conditional-format calcext:target-range-address="relative_sterberaten.H13:relative_sterberaten.H13">
            <calcext:condition calcext:apply-style-name="Result" calcext:value="=MAX([.$B13:.$K13])" calcext:base-cell-address="relative_sterberaten.H13"/>
          </calcext:conditional-format>
          <calcext:conditional-format calcext:target-range-address="relative_sterberaten.B3:relative_sterberaten.B3">
            <calcext:condition calcext:apply-style-name="Result" calcext:value="=MAX([.$B3:.$K3])" calcext:base-cell-address="relative_sterberaten.B3"/>
          </calcext:conditional-format>
          <calcext:conditional-format calcext:target-range-address="relative_sterberaten.B2:relative_sterberaten.B2">
            <calcext:condition calcext:apply-style-name="Result" calcext:value="=MAX([.$B2:.$K2])" calcext:base-cell-address="relative_sterberaten.B2"/>
          </calcext:conditional-format>
          <calcext:conditional-format calcext:target-range-address="relative_sterberaten.K14:relative_sterberaten.K14">
            <calcext:condition calcext:apply-style-name="Result" calcext:value="=MAX([.$B14:.$K14])" calcext:base-cell-address="relative_sterberaten.K14"/>
          </calcext:conditional-format>
          <calcext:conditional-format calcext:target-range-address="relative_sterberaten.K12:relative_sterberaten.K12">
            <calcext:condition calcext:apply-style-name="Result" calcext:value="=MAX([.$B12:.$K12])" calcext:base-cell-address="relative_sterberaten.K12"/>
          </calcext:conditional-format>
          <calcext:conditional-format calcext:target-range-address="relative_sterberaten.K13:relative_sterberaten.K13">
            <calcext:condition calcext:apply-style-name="Result" calcext:value="=MAX([.$B13:.$K13])" calcext:base-cell-address="relative_sterberaten.K1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12T01:53:43.792169713</dc:date>
    <meta:editing-duration>PT1M3S</meta:editing-duration>
    <meta:editing-cycles>1</meta:editing-cycles>
    <meta:document-statistic meta:table-count="1" meta:cell-count="204" meta:object-count="0"/>
    <meta:generator>LibreOffice/5.1.6.2$Linux_x86 LibreOffice_project/10m0$Build-2</meta:generator>
  </office:meta>
</office:document-meta>
</file>